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Cyr" svg:font-family="'Arial Cyr'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fo:border="0.035cm solid #000000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wrap" fo:border="0.035cm solid #000000"/>
      <style:paragraph-properties fo:text-align="center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4" style:family="table-cell" style:parent-style-name="Default">
      <style:table-cell-properties fo:background-color="#00ff00" fo:wrap-option="wrap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6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14" table:default-cell-style-name="ce10"/>
        <table:table-column table:style-name="co15" table:default-cell-style-name="ce10"/>
        <table:table-row table:style-name="ro1">
          <table:table-cell/>
          <table:table-cell table:style-name="ce2" office:value-type="string">
            <text:p><text:span text:style-name="T1">Отчет по датчику </text:span><text:span text:style-name="T2">&lt;Имя датчика&gt;</text:span></text:p>
          </table:table-cell>
          <table:table-cell table:style-name="ce5"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>
            <text:p>Имя</text:p>
            <text:p>Обработанного файла</text:p>
          </table:table-cell>
          <table:table-cell table:style-name="ce5" office:value-type="string">
            <text:p>&lt;Имя обработанного файла&gt;</text:p>
          </table:table-cell>
          <table:table-cell table:style-name="ce5" table:number-columns-repeated="4"/>
          <table:table-cell table:number-columns-repeated="2"/>
          <table:table-cell table:style-name="ce14" office:value-type="string">
            <text:p>скоректирован импульс</text:p>
          </table:table-cell>
          <table:table-cell table:style-name="Default"/>
          <table:table-cell/>
          <table:table-cell table:style-name="Default" table:number-columns-repeated="5"/>
        </table:table-row>
        <table:table-row table:style-name="ro2">
          <table:table-cell/>
          <table:table-cell office:value-type="string">
            <text:p>Имя турбины</text:p>
          </table:table-cell>
          <table:table-cell office:value-type="string">
            <text:p>&lt;Имя турбины&gt;</text:p>
          </table:table-cell>
          <table:table-cell office:value-type="string">
            <text:p>Число</text:p>
            <text:p>Ступеней</text:p>
          </table:table-cell>
          <table:table-cell office:value-type="string">
            <text:p>&lt;Число ступеней&gt;</text:p>
          </table:table-cell>
          <table:table-cell/>
          <table:table-cell table:style-name="ce6"/>
          <table:table-cell table:number-columns-repeated="2"/>
          <table:table-cell table:style-name="ce15" office:value-type="string">
            <text:p>Отбракован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Имя ступени</text:p>
          </table:table-cell>
          <table:table-cell office:value-type="string">
            <text:p>&lt;Имя ступени&gt;</text:p>
          </table:table-cell>
          <table:table-cell office:value-type="string">
            <text:p>Число</text:p>
            <text:p>Лопаток</text:p>
          </table:table-cell>
          <table:table-cell office:value-type="string">
            <text:p>&lt;Число лопаток&gt;</text:p>
          </table:table-cell>
          <table:table-cell office:value-type="string">
            <text:p>Диаметр ступени</text:p>
          </table:table-cell>
          <table:table-cell office:value-type="string">
            <text:p>&lt;Диаметр ступени&gt;</text:p>
          </table:table-cell>
          <table:table-cell table:style-name="ce10" table:number-columns-repeated="2"/>
          <table:table-cell table:style-name="ce16" office:value-type="string">
            <text:p>Новый оборот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Имя тахо датчика</text:p>
          </table:table-cell>
          <table:table-cell office:value-type="string">
            <text:p>&lt;Имя тахо датчика&gt;</text:p>
          </table:table-cell>
          <table:table-cell office:value-type="string">
            <text:p>Число</text:p>
            <text:p>Тиков</text:p>
          </table:table-cell>
          <table:table-cell office:value-type="string">
            <text:p>&lt;Число тиков тахо&gt;</text:p>
          </table:table-cell>
          <table:table-cell office:value-type="string">
            <text:p>Положение датчика</text:p>
          </table:table-cell>
          <table:table-cell office:value-type="string">
            <text:p>&lt;Положение тахо датчика&gt;</text:p>
          </table:table-cell>
          <table:table-cell table:style-name="ce10"/>
          <table:table-cell table:style-name="ce13" office:value-type="string" table:number-columns-spanned="2" table:number-rows-spanned="1">
            <text:p>Всего оборотов</text:p>
          </table:table-cell>
          <table:covered-table-cell/>
          <table:table-cell office:value-type="string">
            <text:p>&lt;Всего оборотов&gt;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Имя датчика</text:p>
          </table:table-cell>
          <table:table-cell office:value-type="string">
            <text:p>&lt;Имя датчика&gt;</text:p>
          </table:table-cell>
          <table:table-cell office:value-type="string">
            <text:p>Число</text:p>
            <text:p>Тиков</text:p>
          </table:table-cell>
          <table:table-cell office:value-type="string">
            <text:p>&lt;Число тиков&gt;</text:p>
          </table:table-cell>
          <table:table-cell office:value-type="string">
            <text:p>Положение датчика</text:p>
          </table:table-cell>
          <table:table-cell office:value-type="string">
            <text:p>&lt;Положение датчика&gt;</text:p>
          </table:table-cell>
          <table:table-cell table:style-name="ce10"/>
          <table:table-cell table:style-name="ce13" office:value-type="string" table:number-columns-spanned="2" table:number-rows-spanned="1">
            <text:p>Отбраковано оборотов</text:p>
          </table:table-cell>
          <table:covered-table-cell/>
          <table:table-cell office:value-type="string">
            <text:p>&lt;Отбраковано оборотов&gt;</text:p>
          </table:table-cell>
          <table:table-cell table:number-columns-repeated="6"/>
        </table:table-row>
        <table:table-row table:style-name="ro4">
          <table:table-cell/>
          <table:table-cell table:style-name="Default"/>
          <table:table-cell table:style-name="ce4"/>
          <table:table-cell table:style-name="ce9"/>
          <table:table-cell table:style-name="ce6"/>
          <table:table-cell/>
          <table:table-cell table:style-name="ce6" table:number-columns-repeated="4"/>
          <table:table-cell/>
          <table:table-cell table:style-name="ce10"/>
          <table:table-cell table:number-columns-repeated="5"/>
        </table:table-row>
        <table:table-row table:style-name="ro5">
          <table:table-cell/>
          <table:table-cell table:style-name="Default"/>
          <table:table-cell table:style-name="ce7" office:value-type="string">
            <text:p><text:span text:style-name="T1">Таблица импульсов с датчика </text:span><text:span text:style-name="T2">&lt;Имя датчика&gt;</text:span></text:p>
          </table:table-cell>
          <table:table-cell table:style-name="ce10"/>
          <table:table-cell/>
          <table:table-cell table:style-name="Default" table:number-columns-repeated="2"/>
          <table:table-cell table:number-columns-repeated="4"/>
          <table:table-cell table:style-name="ce10"/>
          <table:table-cell table:number-columns-repeated="5"/>
        </table:table-row>
        <table:table-row table:style-name="ro3">
          <table:table-cell table:style-name="ce1" office:value-type="string">
            <text:p>№</text:p>
          </table:table-cell>
          <table:table-cell table:style-name="ce1" office:value-type="string">
            <text:p>Индекс импульса</text:p>
          </table:table-cell>
          <table:table-cell table:style-name="ce8" office:value-type="string">
            <text:p>Время, тики</text:p>
          </table:table-cell>
          <table:table-cell table:style-name="ce8" office:value-type="string">
            <text:p>Время, сек</text:p>
          </table:table-cell>
          <table:table-cell table:style-name="ce8" office:value-type="string">
            <text:p>Номер</text:p>
            <text:p>Лопатки</text:p>
          </table:table-cell>
          <table:table-cell table:style-name="ce8" office:value-type="string">
            <text:p>Априорное</text:p>
            <text:p>Положение, ˚</text:p>
          </table:table-cell>
          <table:table-cell table:style-name="ce12" office:value-type="string">
            <text:p>Путь, ˚</text:p>
          </table:table-cell>
          <table:table-cell table:style-name="ce8" office:value-type="string">
            <text:p>Положение в</text:p>
            <text:p>Обороте, <text:span text:style-name="T3">˚</text:span></text:p>
          </table:table-cell>
          <table:table-cell table:style-name="ce12" office:value-type="string">
            <text:p>Отклонение, ˚</text:p>
          </table:table-cell>
          <table:table-cell table:style-name="ce8" office:value-type="string">
            <text:p>Номер</text:p>
            <text:p>Оборота</text:p>
          </table:table-cell>
          <table:table-cell table:style-name="ce8" office:value-type="string">
            <text:p>t1, тик</text:p>
          </table:table-cell>
          <table:table-cell table:style-name="ce8" office:value-type="string">
            <text:p>t2, тик</text:p>
          </table:table-cell>
          <table:table-cell table:style-name="ce8" office:value-type="string">
            <text:p>t1, сек</text:p>
          </table:table-cell>
          <table:table-cell table:style-name="ce8" office:value-type="string">
            <text:p>t2, сек</text:p>
          </table:table-cell>
          <table:table-cell table:style-name="ce8" office:value-type="string">
            <text:p>dT, тик</text:p>
          </table:table-cell>
          <table:table-cell table:style-name="ce8" office:value-type="string">
            <text:p>dT, сек</text:p>
          </table:table-cell>
          <table:table-cell table:style-name="ce8" office:value-type="string">
            <text:p>Fturn</text:p>
          </table:table-cell>
        </table:table-row>
        <table:table-row table:style-name="ro4">
          <table:table-cell table:style-name="ce1" table:number-columns-repeated="2"/>
          <table:table-cell table:style-name="ce8" table:number-columns-repeated="3"/>
          <table:table-cell table:style-name="ce11"/>
          <table:table-cell table:style-name="ce8"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Cyr" svg:font-family="'Arial Cyr'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6P0"/>
    </number:currency-style>
    <number:date-style style:name="N147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48">
      <number:month number:textual="true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3.04.2010</text:date>, <text:time>17:09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1 </meta:initial-creator>
    <meta:creation-date>2009-12-27T21:58:22.75</meta:creation-date>
    <dc:date>2010-04-03T17:09:51.48</dc:date>
    <dc:creator>1 </dc:creator>
    <meta:editing-duration>PT00H29M52S</meta:editing-duration>
    <meta:editing-cycles>22</meta:editing-cycles>
    <meta:generator>OpenOffice.org/3.1$Win32 OpenOffice.org_project/310m19$Build-9420</meta:generator>
    <meta:document-statistic meta:table-count="1" meta:cell-count="50" meta:object-count="0"/>
  </office:meta>
</office:document-meta>
</file>